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MT" svg:font-family="ArialMT, Arial"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margin-left="1.016cm" fo:margin-right="0cm" fo:margin-top="0.423cm" fo:margin-bottom="0.212cm" fo:line-height="50%" fo:text-indent="-1.016cm" style:auto-text-indent="false">
        <style:tab-stops>
          <style:tab-stop style:position="1.016cm"/>
        </style:tab-stops>
      </style:paragraph-properties>
      <style:text-properties fo:font-size="10pt" fo:font-weight="bold" style:font-size-asian="10pt" style:font-weight-asian="bold" style:font-size-complex="10pt" style:font-weight-complex="bold"/>
    </style:style>
    <style:style style:name="P2" style:family="paragraph" style:parent-style-name="Heading_20_2">
      <style:paragraph-properties fo:margin-left="1.016cm" fo:margin-right="0cm" fo:margin-top="0.423cm" fo:margin-bottom="0.212cm" fo:line-height="50%" fo:text-indent="-1.016cm" style:auto-text-indent="false">
        <style:tab-stops>
          <style:tab-stop style:position="1.016cm"/>
        </style:tab-stops>
      </style:paragraph-properties>
      <style:text-properties fo:font-weight="normal" style:font-weight-asian="normal" style:font-weight-complex="normal"/>
    </style:style>
    <style:style style:name="P3" style:family="paragraph" style:parent-style-name="Heading_20_3">
      <style:paragraph-properties fo:margin-left="1.27cm" fo:margin-right="0cm" fo:margin-top="0.423cm" fo:margin-bottom="0.212cm" fo:line-height="50%" fo:text-indent="-1.27cm" style:auto-text-indent="false">
        <style:tab-stops>
          <style:tab-stop style:position="1.27cm"/>
        </style:tab-stops>
      </style:paragraph-properties>
    </style:style>
    <style:style style:name="P4" style:family="paragraph" style:parent-style-name="courant">
      <style:text-properties style:font-name-complex="ArialMT"/>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style:font-size-asian="10pt" style:font-size-complex="10pt"/>
    </style:style>
    <style:style style:name="T1" style:family="text">
      <style:text-properties style:font-name-asian="ArialMT" style:font-name-complex="ArialM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bold" style:font-size-asian="10pt" style:font-weight-asian="bold" style:font-weight-complex="bold"/>
    </style:style>
    <style:style style:name="T4" style:family="text">
      <style:text-properties fo:font-size="10pt" style:font-size-asian="10pt"/>
    </style:style>
    <style:style style:name="T5"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
      <text:h text:style-name="P2" text:outline-level="2">Semestre 4 – Spécialité INIS</text:h>
      <text:h text:style-name="P3" text:outline-level="3">UE 41 – <text:span text:style-name="T1">Développement Avancé d'Applications Nomades</text:span></text:h>
      <text:p text:style-name="Standard"><text:span text:style-name="T2">Contenu :</text:span><text:span text:style-name="T5"> </text:span></text:p>
      <text:p text:style-name="courant">Ce module présente les nouvelles ressources embarquées dans les téléphones "nouvelle génération" menant à de nouveaux types d'applications communément appelées "applications de réalité augmentée". Le spectre d'applications imaginables est alors conséquents, cependant elles doivent respecter un cadre légal. Ainsi, ce cours rappelle également la législation régissant ce type d'applications.</text:p>
      <text:p text:style-name="courant">1. Présentation des ressources matérielles : Wifi, Bluetooth, capteurs, accéléromètres</text:p>
      <text:p text:style-name="courant">2. Description des différentes API selon le support</text:p>
      <text:p text:style-name="courant">3. Interactions avec des services WEB</text:p>
      <text:p text:style-name="courant">4. Cas d'étude : un exemple de développement d'une application "réalité augmentée"</text:p>
      <text:p text:style-name="courant">5. Publication des applications</text:p>
      <text:p text:style-name="Standard"><text:span text:style-name="T2">Pré-requis :</text:span><text:span text:style-name="T5"> </text:span></text:p>
      <text:p text:style-name="courant">Développement d'applications nomades (S2), Sécurité des applications nomades (S3), SIG nomade (S3).</text:p>
      <text:p text:style-name="Standard"><text:span text:style-name="T2">Objectifs :</text:span><text:span text:style-name="T5"> </text:span></text:p>
      <text:p text:style-name="courant">Fournir à l'étudiant les connaissances matérielles embarquées dans les téléphones "nouvelle génération". Familiariser l'étudiant à la programmation d'application de réalité augmentée. Avoir connaissance du cadre légal régissant ce type d'applications</text:p>
      <text:p text:style-name="Standard"><text:span text:style-name="T2">Langue de l’enseignement :</text:span><text:span text:style-name="T5"> Français / Anglais</text:span></text:p>
      <text:p text:style-name="P5"/>
      <text:h text:style-name="P3" text:outline-level="3"/>
      <text:h text:style-name="P3" text:outline-level="3">UE 42 – Visualisation avancée</text:h>
      <text:p text:style-name="Standard"><text:span text:style-name="T2">Contenu :</text:span><text:span text:style-name="T5"> </text:span></text:p>
      <text:p text:style-name="courant">La complexité sémantique et la massivité des données issues de mesures scientifiques, de simulations numériques ou d'immenses bases de données disponibles sur le réseau, rendent indispensable le recours à la médiation visuelle pour en permettre une appréhension la plus riche possible.  La mise en oeuvre de  techniques de visualisation élaborées conduit à utiliser des architectures parallèles et distribués pour faire face à la complexité des traitements numériques en amont ou propre au rendu visuel. Cette puissance de traitement peut être mise en oeuvre pour simplifier le rendu afin de l'adapter à un rendu nomade, mais elle  peut aussi adapter les données en post-traitement pour que celles-ci soient analysées via un vaste environnement de Réalité Virtuelle multi-écrans plus ou moins distant sur le réseau. Nous présentons dans ce cours  les fondements du pipeline graphique parallèle, les différentes techniques de rendu scientifique, les moyens d'adapter le rendu nomade aux gros volumes de données complexes et enfin nous abordons la visualisation scientifique utilisant les techniques avancées de Réalité Virtuelle au service de la performance.</text:p>
      <text:p text:style-name="Standard"><text:span text:style-name="T2">Pré-requis :</text:span><text:span text:style-name="T5"> </text:span></text:p>
      <text:p text:style-name="courant">Module Calcul intensif. Module programmation graphique. Notions en Réseaux. Architecture des systèmes</text:p>
      <text:p text:style-name="Standard"><text:span text:style-name="T2">Objectifs :</text:span><text:span text:style-name="T5"> </text:span></text:p>
      <text:p text:style-name="courant">Comprendre différentes techniques de visualisation d'information scientifique.</text:p>
      <text:p text:style-name="courant">Comprendre le fonctionnement d'une application graphique nomade.</text:p>
      <text:p text:style-name="courant">Aborder sur des exemples les principes des applications  de visualisation scientifique portants sur des données massives de type geo-scientifique ou biologie moléculaire.</text:p>
      <text:p text:style-name="Standard"><text:span text:style-name="T2">Langue de l’enseignement :</text:span><text:span text:style-name="T5"> Français / Anglais</text:span></text:p>
      <text:p text:style-name="P5"/>
      <text:h text:style-name="P3" text:outline-level="3">UE 43 – Réseaux, sécurité et nomadisme</text:h>
      <text:p text:style-name="Standard"><text:span text:style-name="T2">Contenu :</text:span><text:span text:style-name="T5"> </text:span></text:p>
      <text:p text:style-name="courant">1) Protocoles et sécurité</text:p>
      <text:p text:style-name="courant">- Les attaques réseau</text:p>
      <text:p text:style-name="courant">- Les méthodes de protection (inetd, tcpwrappers, arp)</text:p>
      <text:p text:style-name="courant">- Protection des accès distants (PKI, SSO)</text:p>
      <text:p text:style-name="courant">- Switch</text:p>
      <text:p text:style-name="courant">- VLAN</text:p>
      <text:p text:style-name="courant">- Routeurs</text:p>
      <text:p text:style-name="courant"><text:soft-page-break/>- Pare-feux, pare-feux applicatifs, proxy</text:p>
      <text:p text:style-name="courant">- IPSec, VPN</text:p>
      <text:p text:style-name="courant">- SSL, TLS, SSH </text:p>
      <text:p text:style-name="courant">- NIDS</text:p>
      <text:p text:style-name="courant">2) Mobilité dans les réseaux sans fil de type 802.xx</text:p>
      <text:p text:style-name="courant">- Réseaux mobiles et protocoles IP (IPV6, HMIP, LERS, SIP)</text:p>
      <text:p text:style-name="courant">- Réseaux mobiles adhoc (par exemple MANET)</text:p>
      <text:p text:style-name="courant">- Réseaux mobiles de type NEMO (Network Mobility) </text:p>
      <text:p text:style-name="courant">3) Mobilité dans les réseaux téléphoniques</text:p>
      <text:p text:style-name="courant">- Générations de mobiles (GSM, GPRS, 3G, 3G+, UMTS)</text:p>
      <text:p text:style-name="courant">4) Sécurité des réseaux sans fils</text:p>
      <text:p text:style-name="courant">- Sécurité des réseaux GSM (Authentification et chiffrement, Sécurité des cartes SIM, Interception d'appel, Sécurité des services de DATA (SMS, MMS))</text:p>
      <text:p text:style-name="courant">- Intégrité, confidentialité et disponibilité des données sur les réseaux sans fil (Filtrage des adresses MAC, WEP / WPA / WPA2, AAA : Radius, Portail Captif, VPN)</text:p>
      <text:p text:style-name="Standard"><text:span text:style-name="T2">Pré-requis :</text:span><text:span text:style-name="T5"> </text:span></text:p>
      <text:p text:style-name="courant">- Réseau (modèle OSI, programmation)</text:p>
      <text:p text:style-name="courant">- Notions de cryptographie</text:p>
      <text:p text:style-name="Standard"><text:span text:style-name="T2">Objectifs :</text:span><text:span text:style-name="T5"> </text:span></text:p>
      <text:p text:style-name="P6">- Découvrir les différents types de réseaux sans fils (IP, GSM, ...)</text:p>
      <text:p text:style-name="P6">- Connaître les spécificités des réseaux IP sans fils</text:p>
      <text:p text:style-name="P6">- Connaître les protocoles de sécurité classiques</text:p>
      <text:p text:style-name="P6">- Être capable de sécuriser une architecture réseau pour des applications nomades</text:p>
      <text:p text:style-name="Standard"><text:span text:style-name="T2">Langue de l’enseignement :</text:span><text:span text:style-name="T5"> Français / Anglais</text:span></text:p>
      <text:p text:style-name="P5"/>
      <text:h text:style-name="P3" text:outline-level="3">UE 44 – Fouille de données et de textes</text:h>
      <text:p text:style-name="Standard"><text:span text:style-name="T2">Contenu :</text:span><text:span text:style-name="T5"> </text:span></text:p>
      <text:p text:style-name="courant">Cet enseignement permet d'une part, d'introduire des techniques importantes, principalement statistiques et bayésiennes, non présentées dans le module Extraction de Connaissances dans les BD, d'autre part, d'élargir la problématique à des types de données complexes comme les données textuelles.</text:p>
      <text:p text:style-name="courant">1. Algorithme de fouille de données (approfondissement)</text:p>
      <text:p text:style-name="courant">- apprentissage statistique (réseaux de neurones, machines à vecteur support, ...)</text:p>
      <text:p text:style-name="courant">- apprentissage bayésien</text:p>
      <text:p text:style-name="courant">2. Extraction de Connaissances à partir de textes </text:p>
      <text:p text:style-name="courant">- Préparation des données</text:p>
      <text:p text:style-name="courant">- Documents structurés (XML, ...)</text:p>
      <text:p text:style-name="courant">- Classification de documents</text:p>
      <text:p text:style-name="Standard"><text:span text:style-name="T2">Pré-requis :</text:span><text:span text:style-name="T5"> </text:span></text:p>
      <text:p text:style-name="courant">Outils pour l'exploration de données, Extraction de Connaissances dans les Données</text:p>
      <text:p text:style-name="Standard"><text:span text:style-name="T2">Objectifs :</text:span><text:span text:style-name="T5"> </text:span></text:p>
      <text:p text:style-name="courant">Compléter les connaissances acquises en fouille de données et acquérir de nouvelles compétences sur la fouile de données textuelles. Les données textes ont pris une importance croissante avec le développement d'Internet qui permet de récupérer rapidement des masses de documents. Il est important d'avoir des outils permettant de traiter les documents, que ce soit pour la classification, la recherche d'informations, la structuration de connaissances sur un domaine, le web sémantique, ... </text:p>
      <text:p text:style-name="Standard"><text:span text:style-name="T2">Langue de l’enseignement :</text:span><text:span text:style-name="T5"> Français / Anglais</text:span></text:p>
      <text:p text:style-name="P5"/>
      <text:h text:style-name="P3" text:outline-level="3">UE 45 – Web services et interopérabilité</text:h>
      <text:p text:style-name="Standard"><text:span text:style-name="T2">Contenu :</text:span><text:span text:style-name="T5"> </text:span></text:p>
      <text:p text:style-name="courant">Ce module permet de comprendre l'intérêt et les technologies sous-jacentes mises en œuvre dans les architectures de type Services Web (SOAP, WSDL, HTTP, XML...). Le cours magistral présente les technologies et les outils (libres et commerciaux) et les séances de travaux dirigés sur machines permettent de mettre en pratique les notions présentées en développant deux SI sous java J2EE et Microsoft .NET qui interopèrent à l'aide d'une architecture orientée service.</text:p>
      <text:p text:style-name="Standard"><text:span text:style-name="T2">Pré-requis :</text:span><text:span text:style-name="T5"> </text:span></text:p>
      <text:p text:style-name="Standard"><text:span text:style-name="T2">Objectifs :</text:span><text:span text:style-name="T5"> </text:span></text:p>
      <text:p text:style-name="courant">Comprendre l'architecture et les technologies sous-jacentes des Services Web, pour permettre l'interopérabilité entre des systèmes d'information hétérogènes</text:p>
      <text:p text:style-name="Standard"><text:span text:style-name="T2">Langue de l’enseignement :</text:span><text:span text:style-name="T5"> Français / Anglais</text:span></text:p>
      <text:p text:style-name="P5"/>
      <text:h text:style-name="P3" text:outline-level="3"><text:soft-page-break/></text:h>
      <text:h text:style-name="P3" text:outline-level="3">UE 46 – Projet 2</text:h>
      <text:p text:style-name="Standard"><text:span text:style-name="T2">Contenu :</text:span><text:span text:style-name="T5"> </text:span></text:p>
      <text:p text:style-name="courant">Réalisation d'une application en rapport avec les UE du semestre. </text:p>
      <text:p text:style-name="Standard"><text:span text:style-name="T2">Pré-requis :</text:span><text:span text:style-name="T5"> </text:span></text:p>
      <text:p text:style-name="P4">Maîtrise des techniques de développement de logiciels</text:p>
      <text:p text:style-name="Standard"><text:span text:style-name="T2">Objectifs :</text:span><text:span text:style-name="T5"> </text:span></text:p>
      <text:p text:style-name="courant">Mise en pratique de principes et de techniques étudiés dans les unités d'enseignement. </text:p>
      <text:p text:style-name="Standard"><text:span text:style-name="T2">Langue de l’enseignement :</text:span><text:span text:style-name="T5"> Français / Anglais</text:span></text:p>
      <text:p text:style-name="P5"/>
      <text:h text:style-name="P3" text:outline-level="3">UE 47 – Préparation au stage de recherche </text:h>
      <text:p text:style-name="Standard"><text:span text:style-name="T2">Contenu :</text:span><text:span text:style-name="T5"> </text:span></text:p>
      <text:p text:style-name="courant">Réalisation d'un état de l'art ou/et d'une expérimentation dans un domaine précis de l'informatique. </text:p>
      <text:p text:style-name="Standard"><text:span text:style-name="T2">Pré-requis :</text:span><text:span text:style-name="T5"> </text:span></text:p>
      <text:p text:style-name="courant">Initiation à la recherche</text:p>
      <text:p text:style-name="Standard"><text:span text:style-name="T2">Objectifs :</text:span><text:span text:style-name="T5"> </text:span></text:p>
      <text:p text:style-name="courant">Savoir réaliser un état de l'art dans un domaine spécialisé de la recherche en informatique et être à même d'amorcer une démarche scientifique.</text:p>
      <text:p text:style-name="Standard"><text:span text:style-name="T2">Langue de l’enseignement :</text:span><text:span text:style-name="T5"> Français / Anglais</text:span></text:p>
      <text:p text:style-name="P5"/>
      <text:h text:style-name="P3" text:outline-level="3"/>
      <text:h text:style-name="P3" text:outline-level="3">UE 48 – Anglais</text:h>
      <text:p text:style-name="Standard"><text:span text:style-name="T2">Contenu :</text:span><text:span text:style-name="T5"> </text:span></text:p>
      <text:p text:style-name="courant">Étude des technique de présentation orale : amélioration de la prononciation, organisation du discours, guidage de l'auditoire, élaboration d'aides visuelles.</text:p>
      <text:p text:style-name="Standard"><text:span text:style-name="T2">Pré-requis :</text:span><text:span text:style-name="T5"> </text:span></text:p>
      <text:p text:style-name="courant">Anglais non professionnel</text:p>
      <text:p text:style-name="Standard"><text:span text:style-name="T2">Objectifs :</text:span><text:span text:style-name="T5"> </text:span></text:p>
      <text:p text:style-name="courant">Négociation des contrats</text:p>
      <text:p text:style-name="Standard"><text:span text:style-name="T2">Langue de l’enseignement :</text:span><text:span text:style-name="T5"> Français / Anglais</text:span></text:p>
      <text:p text:style-name="P5"/>
      <text:h text:style-name="P3" text:outline-level="3">UE 49 – Stage</text:h>
      <text:p text:style-name="Standard"><text:span text:style-name="T3">Contenu :</text:span><text:span text:style-name="T4"> </text:span></text:p>
      <text:p text:style-name="courant">Un stage en entreprise à temps complet de 4 à 6 mois.</text:p>
      <text:p text:style-name="courant">ou</text:p>
      <text:p text:style-name="courant">Un stage de recherche <text:s/>à  temps complet de 4 à 6 mois dans un laboratoire au sein d'une équipe de recherche confronte l'étudiant au monde de la recherche et lui permet à  la fois d'approfondir et d'individualiser la formation de base. Bien qu'il soit conseillé de faire le stage en laboratoire de recherche, le stage peut se dérouler <text:s/>dans un service de recherche et développement d'une entreprise. La recherche du stage est à l'initiative de l'étudiant. Cependant, le sujet doit être validé par les responsables de la formation. Le stage fait l'objet d'une convention engageant le laboratoire, l'université et l'étudiant. </text:p>
      <text:p text:style-name="Standard"><text:span text:style-name="T2">Pré-requis :</text:span><text:span text:style-name="T5"> </text:span></text:p>
      <text:p text:style-name="Standard"><text:span text:style-name="T2">Objectifs :</text:span><text:span text:style-name="T5"> </text:span></text:p>
      <text:p text:style-name="Standard"><text:span text:style-name="T2">Langue de l’enseignement :</text:span><text:span text:style-name="T5"> Français / Anglais</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MT" svg:font-family="ArialMT, Arial"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0cm" style:auto-text-indent="false"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fo:font-weight="bold" style:font-weight-asian="bold" style:font-weight-complex="bold"/>
    </style:style>
    <style:style style:name="courant" style:family="paragraph" style:parent-style-name="Standard">
      <style:paragraph-properties fo:text-align="justify" style:justify-single-word="false">
        <style:tab-stops>
          <style:tab-stop style:position="0.501cm"/>
        </style:tab-stops>
      </style:paragraph-properties>
      <style:text-properties fo:font-size="10pt" style:font-name-asian="Calibri" style:font-size-asian="10pt" style:font-name-complex="Calibri"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ED-DBALI</meta:initial-creator>
    <meta:creation-date>2012-02-08T13:48:45</meta:creation-date>
    <meta:document-statistic meta:table-count="0" meta:image-count="0" meta:object-count="0" meta:page-count="3" meta:paragraph-count="109" meta:word-count="1184" meta:character-count="7971"/>
    <dc:date>2012-02-08T13:49:05</dc:date>
    <dc:creator>Ali ED-DBALI</dc:creator>
    <meta:editing-duration>PT20S</meta:editing-duration>
    <meta:editing-cycles>1</meta:editing-cycles>
    <meta:generator>OpenOffice.org/3.3$Unix OpenOffice.org_project/330m20$Build-9567</meta:generator>
  </office:meta>
</office:document-meta>
</file>